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C40000069364D8615E323B39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4.249cm" svg:x="1cm" svg:y="7.725cm">
          <draw:image xlink:href="Pictures/10000000000008C40000069364D8615E323B39F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23T04:22:41.296859235</dc:date>
    <meta:editing-duration>PT2M46S</meta:editing-duration>
    <meta:editing-cycles>1</meta:editing-cycles>
    <meta:document-statistic meta:object-count="1"/>
    <meta:generator>LibreOffice/7.3.7.2$Linux_X86_64 LibreOffice_project/30$Build-2</meta:generator>
  </office:meta>
</office:document-meta>
</file>